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1d0b9" officeooo:paragraph-rsid="0001d0b9"/>
    </style:style>
    <style:style style:name="P2" style:family="paragraph" style:parent-style-name="Standard">
      <style:paragraph-properties fo:text-align="justify" style:justify-single-word="false"/>
      <style:text-properties fo:language="de" fo:country="DE" officeooo:rsid="0001d0b9" officeooo:paragraph-rsid="0001d0b9"/>
    </style:style>
    <style:style style:name="P3" style:family="paragraph" style:parent-style-name="Standard">
      <style:paragraph-properties fo:text-align="justify" style:justify-single-word="false"/>
      <style:text-properties fo:language="de" fo:country="DE" officeooo:rsid="0002c72f" officeooo:paragraph-rsid="0002c72f"/>
    </style:style>
    <style:style style:name="P4" style:family="paragraph" style:parent-style-name="Standard">
      <style:paragraph-properties fo:text-align="justify" style:justify-single-word="false"/>
      <style:text-properties fo:language="de" fo:country="DE" officeooo:rsid="0002dd77" officeooo:paragraph-rsid="0002dd77"/>
    </style:style>
    <style:style style:name="P5" style:family="paragraph" style:parent-style-name="Standard">
      <style:paragraph-properties fo:text-align="justify" style:justify-single-word="false"/>
      <style:text-properties fo:language="de" fo:country="DE" officeooo:rsid="00047ce8" officeooo:paragraph-rsid="00047ce8"/>
    </style:style>
    <style:style style:name="P6" style:family="paragraph" style:parent-style-name="Standard">
      <style:paragraph-properties fo:text-align="justify" style:justify-single-word="false"/>
      <style:text-properties fo:language="de" fo:country="DE" officeooo:rsid="0007e76b" officeooo:paragraph-rsid="0007e76b"/>
    </style:style>
    <style:style style:name="P7" style:family="paragraph" style:parent-style-name="Standard">
      <style:paragraph-properties fo:text-align="justify" style:justify-single-word="false"/>
      <style:text-properties fo:language="de" fo:country="DE" officeooo:rsid="0008c130" officeooo:paragraph-rsid="0008c130"/>
    </style:style>
    <style:style style:name="P8" style:family="paragraph" style:parent-style-name="Standard">
      <style:paragraph-properties fo:text-align="justify" style:justify-single-word="false"/>
      <style:text-properties officeooo:paragraph-rsid="00047ce8"/>
    </style:style>
    <style:style style:name="T1" style:family="text">
      <style:text-properties officeooo:rsid="0002dd77"/>
    </style:style>
    <style:style style:name="T2" style:family="text">
      <style:text-properties officeooo:rsid="00047ce8"/>
    </style:style>
    <style:style style:name="T3" style:family="text">
      <style:text-properties fo:language="de" fo:country="DE" officeooo:rsid="00047ce8"/>
    </style:style>
    <style:style style:name="T4" style:family="text">
      <style:text-properties fo:language="de" fo:country="DE" officeooo:rsid="00081858"/>
    </style:style>
    <style:style style:name="T5" style:family="text">
      <style:text-properties officeooo:rsid="00081858"/>
    </style:style>
    <style:style style:name="T6" style:family="text">
      <style:text-properties officeooo:rsid="00096b13"/>
    </style:style>
    <style:style style:name="T7" style:family="text">
      <style:text-properties officeooo:rsid="000a05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in Vorgehen</text:p>
      <text:p text:style-name="P1"/>
      <text:p text:style-name="P2">Zu <text:span text:style-name="T7">aller erst</text:span> gilt es, die Grundlage für die Programmierarbeit zu bereiten. Dabei teilt sich das Programm in verschiedene Komponenten. In der Informatik wird oft das EVA-Prinzip erwähnt. Es steht für Eingabe, Verarbeitung und Ausgabe. Diese Unterteilung lässt sich bei nahezu jedem Programm anwenden, wie auch bei diesem. Die Eingabe befasst sich in diesem Fall mit einer wichtigen Frage: Woher beziehe ich Cryptodaten? Echtzeitwerte kann man relativ einfach mittels Webcrawling oder diversen Trading APIs beziehungsweise Python Libraries erhalten. Für umfangreiches Testen sind allerdings möglichst genaue Langzeitdaten nötig. Es bietet sich Kaggle an, ein <text:span text:style-name="T5">Datenbankarchiv</text:span> in dem sich unter anderem auch minütliche Daten hunderter Cryptos seit ihrer Aufzeichnung befinden, bei einigen Währung mehrere Millionen Angaben.</text:p>
      <text:p text:style-name="P3">Nun wo die Eingabe, also der Input, gesichert ist, geht es an die Verarbeitung. Diese beschäftigt sich mit allen Berechnungen, Indikatoren und Prognosen, <text:span text:style-name="T2">etc.</text:span>, also d<text:span text:style-name="T2">em</text:span> eigentliche<text:span text:style-name="T2">n Inhalt dieser</text:span> Arbeit, de<text:span text:style-name="T2">m</text:span> Hauptteil. <text:span text:style-name="T1">Dieser wird voraussichtlich komplett in Python programmiert, weitere Planungen sind dafür allerdings nicht nötig.</text:span></text:p>
      <text:p text:style-name="P4">Ein eher Zeitaufwendiger Teil ist zuletzt die Ausgabe. Einfach Zahlen auszugeben ist zwar einfach aber nicht immer gut für einen Menschen zu begreifen, weshalb eine gute Ausgabe nicht unwichtig ist. Die Library Matplotlib eignet sich gut, um Graphen zu erstellen, da Graphische Oberflächen in Python allerdings viele Probleme mit sich bringen, werde ich anstatt einer GUI einen Http-Server nutzen. Flask ist eine leicht zu bedienende API welche alles mit sich bringt, was für das Hosten von Webseiten nötig ist. So wird die Seite letztlich in HTML, CSS und JavaScript geschrieben, was in den meisten Fällen sehr viel simpler ausfällt als eine Tatsächlich GUI.</text:p>
      <text:p text:style-name="P4"/>
      <text:p text:style-name="P5"/>
      <text:p text:style-name="P5">Der MACD</text:p>
      <text:p text:style-name="P5"/>
      <text:p text:style-name="P5">Am Beispiel des MACD erkläre ich, wie ich einzelne Komponenten für die Datenverarbeitung erstelle. Diese Komponenten sind kleine Teilprogramme, die einen Indikator berechnen und Werte zurückgeben, die dann zusammen über die Tradingstrategie entscheiden.</text:p>
      <text:p text:style-name="P8"><text:span text:style-name="T3">Der MACD (zu Deutsch: Indikator für das Zusammen-/Auseinanderlaufen des gleitenden Durchschnitts (</text:span><text:a xlink:type="simple" xlink:href="https://de.wikipedia.org/wiki/MACD" text:style-name="Internet_20_link" text:visited-style-name="Visited_20_Internet_20_Link">https://de.wikipedia.org/wiki/MACD</text:a><text:span text:style-name="T3">)) ist recht simpel zu berechnen. Er beruht auf dem Häufig genutzten EMA (exponential moving average), einem gewichteten Durchschnitt. Eine solche Rundung</text:span><text:span text:style-name="T4">s</text:span><text:span text:style-name="T3">funktion hilft kleine Schwankungen herrauszufiltern und den allgemeinen Trend sichtbar zu machen. Der MACD besteht zum einen aus der MACD-Line, welche sich aus der Differenz eines schnellen EMAs, meist 12 Tagen, und eines langsamen, meiste 26 Tage. Dann gibt es die Signal-line, welche ein EMA von meist 9 Tagen der MACD-Line ist, also eine erneut geglättete Linie.</text:span></text:p>
      <text:p text:style-name="P6">Bei der Au<text:span text:style-name="T5">s</text:span>wertung des MACDs liegt die Aufmerksamkeit in der Differenz der MACD-Line und der Signal-Line, beziehungsweise ihren Schnittpunkten, Um diese hervorzuheben wird gerne die Differenz beider Linien errechnet, diese wird als Histogramm bezeichnet. Ist das Histogramm positiv, so indiziert sie einen <text:span text:style-name="T5">Au</text:span>fwärtstrend, ist es negativ, so handelt es sich vermutlich um einen Abwärtstrend. Je höher der Betrag des Histogramms, desto stärker ist der Trend.</text:p>
      <text:p text:style-name="P6"/>
      <text:p text:style-name="P7">Trading im allgemeinen</text:p>
      <text:p text:style-name="P7"/>
      <text:p text:style-name="P7">Sql-<text:span text:style-name="T6">Datenbank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8-31T23:12:54.072000000</dc:date>
    <meta:editing-duration>PT9H58M1S</meta:editing-duration>
    <meta:editing-cycles>9</meta:editing-cycles>
    <meta:document-statistic meta:table-count="0" meta:image-count="0" meta:object-count="0" meta:page-count="1" meta:paragraph-count="10" meta:word-count="458" meta:character-count="3233" meta:non-whitespace-character-count="2785"/>
  </office:meta>
</office:document-meta>
</file>